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728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7016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0.96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5" style:family="table-cell" style:parent-style-name="Default" style:data-style-name="N81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table:style-name="ce3" office:value-type="string" calcext:value-type="string">
            <text:p>Режим / </text:p>
            <text:p>Кол-во потоков</text:p>
          </table:table-cell>
          <table:table-cell table:style-name="ce3" office:value-type="string" calcext:value-type="string">
            <text:p>static, auto</text:p>
          </table:table-cell>
          <table:table-cell table:style-name="ce3" office:value-type="string" calcext:value-type="string">
            <text:p>static, 1</text:p>
          </table:table-cell>
          <table:table-cell table:style-name="ce3" office:value-type="string" calcext:value-type="string">
            <text:p>static, 100</text:p>
          </table:table-cell>
          <table:table-cell table:style-name="ce3" office:value-type="string" calcext:value-type="string">
            <text:p>static, 1000</text:p>
          </table:table-cell>
          <table:table-cell table:style-name="ce3" office:value-type="string" calcext:value-type="string">
            <text:p>dynamic, 1</text:p>
          </table:table-cell>
          <table:table-cell table:style-name="ce3" office:value-type="string" calcext:value-type="string">
            <text:p>dynamic, 100</text:p>
          </table:table-cell>
          <table:table-cell table:style-name="ce3" office:value-type="string" calcext:value-type="string">
            <text:p>dynamic, 1000</text:p>
          </table:table-cell>
        </table:table-row>
        <table:table-row table:style-name="ro2">
          <table:table-cell office:value-type="string" calcext:value-type="string">
            <text:p>1 thread</text:p>
          </table:table-cell>
          <table:table-cell office:value-type="float" office:value="2.362274" calcext:value-type="float">
            <text:p>2.36E+00</text:p>
          </table:table-cell>
          <table:table-cell office:value-type="float" office:value="2.382422" calcext:value-type="float">
            <text:p>2.38E+00</text:p>
          </table:table-cell>
          <table:table-cell office:value-type="float" office:value="2.367718" calcext:value-type="float">
            <text:p>2.37E+00</text:p>
          </table:table-cell>
          <table:table-cell office:value-type="float" office:value="2.442418" calcext:value-type="float">
            <text:p>2.44E+00</text:p>
          </table:table-cell>
          <table:table-cell office:value-type="float" office:value="5.168418" calcext:value-type="float">
            <text:p>5.17E+00</text:p>
          </table:table-cell>
          <table:table-cell office:value-type="float" office:value="2.488665" calcext:value-type="float">
            <text:p>2.49E+00</text:p>
          </table:table-cell>
          <table:table-cell office:value-type="float" office:value="2.384546" calcext:value-type="float">
            <text:p>2.38E+00</text:p>
          </table:table-cell>
        </table:table-row>
        <table:table-row table:style-name="ro2">
          <table:table-cell office:value-type="string" calcext:value-type="string">
            <text:p>2 threads</text:p>
          </table:table-cell>
          <table:table-cell office:value-type="float" office:value="1.209193" calcext:value-type="float">
            <text:p>1.21E+00</text:p>
          </table:table-cell>
          <table:table-cell office:value-type="float" office:value="1.230318" calcext:value-type="float">
            <text:p>1.23E+00</text:p>
          </table:table-cell>
          <table:table-cell office:value-type="float" office:value="1.21681" calcext:value-type="float">
            <text:p>1.22E+00</text:p>
          </table:table-cell>
          <table:table-cell office:value-type="float" office:value="1.212958" calcext:value-type="float">
            <text:p>1.21E+00</text:p>
          </table:table-cell>
          <table:table-cell office:value-type="float" office:value="2.969915" calcext:value-type="float">
            <text:p>2.97E+00</text:p>
          </table:table-cell>
          <table:table-cell office:value-type="float" office:value="1.239273" calcext:value-type="float">
            <text:p>1.24E+00</text:p>
          </table:table-cell>
          <table:table-cell office:value-type="float" office:value="1.20401" calcext:value-type="float">
            <text:p>1.20E+00</text:p>
          </table:table-cell>
        </table:table-row>
        <table:table-row table:style-name="ro2">
          <table:table-cell office:value-type="string" calcext:value-type="string">
            <text:p>4 threads</text:p>
          </table:table-cell>
          <table:table-cell office:value-type="float" office:value="0.6874543" calcext:value-type="float">
            <text:p>6.87E-01</text:p>
          </table:table-cell>
          <table:table-cell office:value-type="float" office:value="0.6645934" calcext:value-type="float">
            <text:p>6.65E-01</text:p>
          </table:table-cell>
          <table:table-cell office:value-type="float" office:value="0.6825115" calcext:value-type="float">
            <text:p>6.83E-01</text:p>
          </table:table-cell>
          <table:table-cell office:value-type="float" office:value="0.6602356" calcext:value-type="float">
            <text:p>6.60E-01</text:p>
          </table:table-cell>
          <table:table-cell office:value-type="float" office:value="2.761791" calcext:value-type="float">
            <text:p>2.76E+00</text:p>
          </table:table-cell>
          <table:table-cell office:value-type="float" office:value="0.673493" calcext:value-type="float">
            <text:p>6.73E-01</text:p>
          </table:table-cell>
          <table:table-cell office:value-type="float" office:value="0.677865" calcext:value-type="float">
            <text:p>6.78E-01</text:p>
          </table:table-cell>
        </table:table-row>
        <table:table-row table:style-name="ro2">
          <table:table-cell office:value-type="string" calcext:value-type="string">
            <text:p>8 threads</text:p>
          </table:table-cell>
          <table:table-cell office:value-type="float" office:value="0.5745372" calcext:value-type="float">
            <text:p>5.75E-01</text:p>
          </table:table-cell>
          <table:table-cell office:value-type="float" office:value="0.5233052" calcext:value-type="float">
            <text:p>5.23E-01</text:p>
          </table:table-cell>
          <table:table-cell office:value-type="float" office:value="0.5179677" calcext:value-type="float">
            <text:p>5.18E-01</text:p>
          </table:table-cell>
          <table:table-cell office:value-type="float" office:value="0.5215854" calcext:value-type="float">
            <text:p>5.22E-01</text:p>
          </table:table-cell>
          <table:table-cell office:value-type="float" office:value="1.643455" calcext:value-type="float">
            <text:p>1.64E+00</text:p>
          </table:table-cell>
          <table:table-cell office:value-type="float" office:value="0.5173526" calcext:value-type="float">
            <text:p>5.17E-01</text:p>
          </table:table-cell>
          <table:table-cell office:value-type="float" office:value="0.514984" calcext:value-type="float">
            <text:p>5.15E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2:13:45.8818468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2:06:29.042765096</meta:creation-date>
    <dc:date>2023-10-18T12:44:24.686175402</dc:date>
    <meta:editing-duration>PT36M26S</meta:editing-duration>
    <meta:editing-cycles>3</meta:editing-cycles>
    <meta:generator>LibreOffice/7.6.2.1$Linux_X86_64 LibreOffice_project/60$Build-1</meta:generator>
    <meta:document-statistic meta:table-count="1" meta:cell-count="40" meta:object-count="0"/>
  </office:meta>
</office:document-meta>
</file>